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0f55e3"/>
    </style:style>
    <style:style style:name="P3" style:family="paragraph" style:parent-style-name="Normal">
      <style:paragraph-properties fo:text-align="center" style:justify-single-word="false"/>
    </style:style>
    <style:style style:name="P4" style:family="paragraph" style:parent-style-name="Normal">
      <style:paragraph-properties fo:text-align="justify" style:justify-single-word="false"/>
      <style:text-properties style:text-line-through-style="none"/>
    </style:style>
    <style:style style:name="P5" style:family="paragraph" style:parent-style-name="Normal">
      <style:paragraph-properties fo:text-align="center" style:justify-single-word="false"/>
      <style:text-properties fo:color="#ff0000" officeooo:rsid="000c6caa" officeooo:paragraph-rsid="000c6caa"/>
    </style:style>
    <style:style style:name="P6" style:family="paragraph" style:parent-style-name="Normal">
      <style:paragraph-properties fo:text-align="justify" style:justify-single-word="false"/>
      <style:text-properties fo:color="#ff0000" officeooo:rsid="000c6caa" officeooo:paragraph-rsid="000c6caa"/>
    </style:style>
    <style:style style:name="P7" style:family="paragraph" style:parent-style-name="Normal">
      <style:paragraph-properties fo:text-align="justify" style:justify-single-word="false"/>
      <style:text-properties fo:color="#ff0000" officeooo:rsid="000f55e3" officeooo:paragraph-rsid="000f55e3"/>
    </style:style>
    <style:style style:name="P8" style:family="paragraph" style:parent-style-name="Normal">
      <style:paragraph-properties fo:text-align="justify" style:justify-single-word="false"/>
      <style:text-properties style:text-line-through-style="solid"/>
    </style:style>
    <style:style style:name="P9" style:family="paragraph" style:parent-style-name="Normal">
      <style:paragraph-properties fo:text-align="center" style:justify-single-word="false" fo:break-before="page"/>
    </style:style>
    <style:style style:name="P10" style:family="paragraph" style:parent-style-name="Normal">
      <style:paragraph-properties fo:text-align="justify" style:justify-single-word="false" fo:background-color="transparent">
        <style:background-image/>
      </style:paragraph-properties>
      <style:text-properties fo:color="#ff0000"/>
    </style:style>
    <style:style style:name="P11" style:family="paragraph" style:parent-style-name="Normal">
      <style:paragraph-properties fo:text-align="justify" style:justify-single-word="false" fo:background-color="transparent">
        <style:background-image/>
      </style:paragraph-properties>
      <style:text-properties fo:color="#ff0000" officeooo:rsid="000c6caa" officeooo:paragraph-rsid="000dc387"/>
    </style:style>
    <style:style style:name="P12" style:family="paragraph" style:parent-style-name="Normal">
      <style:paragraph-properties fo:text-align="justify" style:justify-single-word="false" fo:background-color="transparent">
        <style:background-image/>
      </style:paragraph-properties>
      <style:text-properties fo:color="#ff0000" officeooo:rsid="000dc387" officeooo:paragraph-rsid="000dc387"/>
    </style:style>
    <style:style style:name="P13" style:family="paragraph" style:parent-style-name="Normal">
      <style:paragraph-properties fo:text-align="justify" style:justify-single-word="false" fo:background-color="transparent">
        <style:background-image/>
      </style:paragraph-properties>
      <style:text-properties fo:color="#ff0000" officeooo:rsid="00109d37" officeooo:paragraph-rsid="00109d37"/>
    </style:style>
    <style:style style:name="P14" style:family="paragraph" style:parent-style-name="Normal">
      <style:paragraph-properties fo:text-align="justify" style:justify-single-word="false"/>
      <style:text-properties fo:color="#ff0000" officeooo:rsid="0010d144" officeooo:paragraph-rsid="0010d144"/>
    </style:style>
    <style:style style:name="P15" style:family="paragraph" style:parent-style-name="Normal">
      <style:paragraph-properties fo:text-align="justify" style:justify-single-word="false"/>
      <style:text-properties fo:color="#ff0000" officeooo:rsid="0010d144" officeooo:paragraph-rsid="0012ab2a"/>
    </style:style>
    <style:style style:name="T1" style:family="text">
      <style:text-properties fo:color="#ff0000"/>
    </style:style>
    <style:style style:name="T2" style:family="text">
      <style:text-properties fo:color="#ff0000" officeooo:rsid="000f55e3"/>
    </style:style>
    <style:style style:name="T3" style:family="text">
      <style:text-properties fo:color="#ff0000" officeooo:rsid="00107769"/>
    </style:style>
    <style:style style:name="T4" style:family="text">
      <style:text-properties style:text-line-through-style="solid"/>
    </style:style>
    <style:style style:name="T5" style:family="text">
      <style:text-properties style:text-line-through-style="none"/>
    </style:style>
    <style:style style:name="T6" style:family="text">
      <style:text-properties officeooo:rsid="000dc387"/>
    </style:style>
    <style:style style:name="T7" style:family="text">
      <style:text-properties officeooo:rsid="0012ab2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7">3. Capacitors must be at least 1000uF to prevent Raspberry and WiFi from hanging up. Event with such capacitors the system hangs up after attempt to work with servos. So it is necessary to filter servo power consumption.</text:p>
        <text:p text:style-name="P2"><text:span text:style-name="T2">4. Inductors </text:span><text:span text:style-name="T3">(to the right)</text:span><text:span text:style-name="T2"> and capacitors </text:span><text:span text:style-name="T3">(up)</text:span><text:span text:style-name="T2"> must be shifter in order to free enough room for 1000uF capacitors.</text:span></text:p>
        <text:p text:style-name="P14">5. Some sort of current limiting circuit MUST be implemented as 1000uF capacitors are used for power filtering.</text:p>
        <text:p text:style-name="P15"><text:span text:style-name="T7">6. Make at least 2 buck inputs, 2 boost inputs and 4 ground. It is because designed current limit per pin is 1A but system consumption is much more.</text:span></text:p>
        <text:p text:style-name="P10"/>
        <text:p text:style-name="P3"/>
        <text:p text:style-name="P3">To do list related to regular firmware.</text:p>
        <text:p text:style-name="P1">1. <text:span text:style-name="T4">Split build into two projects with common source folder but different config files.</text:span></text:p>
        <text:p text:style-name="P1">2. <text:span text:style-name="T4">Make USB support and clock frequency different in these projects.</text:span></text:p>
        <text:p text:style-name="P1">3. <text:span text:style-name="T4">Implement buck/boost converters with current limiting and boost power source lower voltage limit.</text:span></text:p>
        <text:p text:style-name="P1">5. <text:span text:style-name="T4">Implement temperature, voltages and currents measure.</text:span></text:p>
        <text:p text:style-name="P4">6. <text:span text:style-name="T4">Implement LED controls.</text:span></text:p>
        <text:p text:style-name="P4">7. <text:span text:style-name="T4">Implement motor controls.</text:span></text:p>
        <text:p text:style-name="P1">6. <text:span text:style-name="T4">Implement low power modes.</text:span><text:span text:style-name="T5"> It is implemented by default in chibios.</text:span></text:p>
        <text:p text:style-name="P1">7. <text:span text:style-name="T4">Implement Pawn machine with uint8_t state array accessible with both USB and I2C slave.</text:span></text:p>
        <text:p text:style-name="P1"><text:tab/>7.1. <text:span text:style-name="T4">Add converter parameters setup, all measures (I, V, T) to Pawn.</text:span></text:p>
        <text:p text:style-name="P1"><text:tab/><text:span text:style-name="T4">7.2. Make Pawn header file with native functions list.</text:span></text:p>
        <text:p text:style-name="P8"><text:tab/>7.3. Adjust library responsible for USB communication. It should write compiled Pawn script with maximum speed. It should have access to Pawn state array. And it should be able to do the same through I2C slave. </text:p>
        <text:p text:style-name="P8"><text:tab/>7.4. Make Pawn compilation support, make some sort of command line..... (may be, don't know yet).</text:p>
        <text:p text:style-name="P1">8. <text:span text:style-name="T4">Implement I2C master with RAW functionality. E.i. write and read.</text:span></text:p>
        <text:p text:style-name="P8">9. Make GUI for firmware upgrade and Pawn compilation.</text:p>
        <text:p text:style-name="P8">10. Implement interface library support in Python (??? may be).</text:p>
        <text:p text:style-name="P1">11. <text:span text:style-name="T4">Implement UART support.</text:span></text:p>
        <text:p text:style-name="P8">12. Implement UART support in Pawn.</text:p>
        <text:p text:style-name="P8">13. Add UART support to Pawn native functions header file.</text:p>
        <text:p text:style-name="P1"/>
        <text:p text:style-name="Standard"/>
        <text:p text:style-name="P9">To do list related to firmware for addon board.</text:p>
        <text:p text:style-name="P8">1. Implement buffers support.</text:p>
        <text:p text:style-name="P8">2. Implement power outs support.</text:p>
        <text:p text:style-name="P1">3. Implement digital inputs support.</text:p>
        <text:p text:style-name="P8">4. Implement ADC support.</text:p>
        <text:p text:style-name="P8">5. Implement I2C slave support.</text:p>
        <text:p text:style-name="P8">6. Implement 1....4 functionality invocation in I2C slave.</text:p>
        <text:p text:style-name="P1"/>
        <text:p text:style-name="P5">Found errors.</text:p>
        <text:p text:style-name="P6">1. “+6V” and “batt+” should be connected. But they are not!</text:p>
        <text:p text:style-name="P11"><text:span text:style-name="T6">2</text:span>. <text:span text:style-name="T6">Make optional servo charge through resistor.</text:span></text:p>
        <text:p text:style-name="P12">3. Make P-mosfet on/off as it is now but without any slow start because it turned out to not working as expected! Anywhay current is much higher then desired.</text:p>
        <text:p text:style-name="P13">4. Servos hang up Raspberry. It mudt be it is due to high current consumption. It might be it would be nice to place an inductor there to filter incoming voltag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9-12T23:15:09</meta:creation-date>
    <dc:date>2013-10-30T00:01:17</dc:date>
    <meta:editing-duration>PT4H6M24S</meta:editing-duration>
    <meta:editing-cycles>14</meta:editing-cycles>
    <meta:document-statistic meta:table-count="0" meta:image-count="0" meta:object-count="0" meta:page-count="2" meta:paragraph-count="38" meta:word-count="481" meta:character-count="2858" meta:non-whitespace-character-count="2410"/>
  </office:meta>
</office:document-meta>
</file>